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d5af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7.884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15.687cm" svg:height="8.134cm" svg:x="4.563cm" svg:y="3.366cm">
          <draw:text-box>
            <text:p><text:span text:style-name="T1"><text:tab/></text:span><text:span text:style-name="T1"> </text:span><text:span text:style-name="T1">APPS: </text:span></text:p>
            <text:p><text:span text:style-name="T1"><text:s text:c="7"/></text:span><text:span text:style-name="T1">0 <text:s text:c="7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2T17:08:12.646447993</dc:date>
    <meta:editing-duration>PT41M4S</meta:editing-duration>
    <meta:editing-cycles>13</meta:editing-cycles>
    <meta:generator>LibreOffice/7.0.6.2$Linux_X86_64 LibreOffice_project/00$Build-2</meta:generator>
    <meta:document-statistic meta:object-count="2"/>
  </office:meta>
</office:document-meta>
</file>